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0101101310701</text:p>
          </table:table-cell>
          <table:table-cell office:value-type="string" calcext:value-type="string">
            <text:p>202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852" calcext:value-type="float">
            <text:p>68.16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01101310701</text:p>
          </table:table-cell>
          <table:table-cell office:value-type="string" calcext:value-type="string">
            <text:p>2022-03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7688" calcext:value-type="float">
            <text:p>67.60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01101310701</text:p>
          </table:table-cell>
          <table:table-cell office:value-type="string" calcext:value-type="string">
            <text:p>2021-04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98" calcext:value-type="float">
            <text:p>66.97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01101310701</text:p>
          </table:table-cell>
          <table:table-cell office:value-type="string" calcext:value-type="string">
            <text:p>2020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74416" calcext:value-type="float">
            <text:p>66.57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01101310701</text:p>
          </table:table-cell>
          <table:table-cell office:value-type="string" calcext:value-type="string">
            <text:p>2019-10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3072" calcext:value-type="float">
            <text:p>68.01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01101310701</text:p>
          </table:table-cell>
          <table:table-cell office:value-type="string" calcext:value-type="string">
            <text:p>2019-04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696" calcext:value-type="float">
            <text:p>67.1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01101310701</text:p>
          </table:table-cell>
          <table:table-cell office:value-type="string" calcext:value-type="string">
            <text:p>2018-05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2176" calcext:value-type="float">
            <text:p>67.70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01101310701</text:p>
          </table:table-cell>
          <table:table-cell office:value-type="string" calcext:value-type="string">
            <text:p>2016-10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9536" calcext:value-type="float">
            <text:p>69.43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01101310701</text:p>
          </table:table-cell>
          <table:table-cell office:value-type="string" calcext:value-type="string">
            <text:p>2015-10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24424" calcext:value-type="float">
            <text:p>68.92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01101310701</text:p>
          </table:table-cell>
          <table:table-cell office:value-type="string" calcext:value-type="string">
            <text:p>2010-03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2224" calcext:value-type="float">
            <text:p>66.56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01101310701</text:p>
          </table:table-cell>
          <table:table-cell office:value-type="string" calcext:value-type="string">
            <text:p>2009-10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4992" calcext:value-type="float">
            <text:p>68.13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01101310701</text:p>
          </table:table-cell>
          <table:table-cell office:value-type="string" calcext:value-type="string">
            <text:p>2009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9848" calcext:value-type="float">
            <text:p>65.8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01101310701</text:p>
          </table:table-cell>
          <table:table-cell office:value-type="string" calcext:value-type="string">
            <text:p>2008-1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98" calcext:value-type="float">
            <text:p>66.97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01101310701</text:p>
          </table:table-cell>
          <table:table-cell office:value-type="string" calcext:value-type="string">
            <text:p>200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036" calcext:value-type="float">
            <text:p>67.65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01101310701</text:p>
          </table:table-cell>
          <table:table-cell office:value-type="string" calcext:value-type="string">
            <text:p>200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21944" calcext:value-type="float">
            <text:p>64.32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01101310701</text:p>
          </table:table-cell>
          <table:table-cell office:value-type="string" calcext:value-type="string">
            <text:p>200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3656" calcext:value-type="float">
            <text:p>64.30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01101310701</text:p>
          </table:table-cell>
          <table:table-cell office:value-type="string" calcext:value-type="string">
            <text:p>200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176" calcext:value-type="float">
            <text:p>63.6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01101310701</text:p>
          </table:table-cell>
          <table:table-cell office:value-type="string" calcext:value-type="string">
            <text:p>2002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9784" calcext:value-type="float">
            <text:p>62.27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01101310701</text:p>
          </table:table-cell>
          <table:table-cell office:value-type="string" calcext:value-type="string">
            <text:p>2001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54816" calcext:value-type="float">
            <text:p>62.15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01101310701</text:p>
          </table:table-cell>
          <table:table-cell office:value-type="string" calcext:value-type="string">
            <text:p>200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4048" calcext:value-type="float">
            <text:p>61.34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01101310701</text:p>
          </table:table-cell>
          <table:table-cell office:value-type="string" calcext:value-type="string">
            <text:p>1999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0728" calcext:value-type="float">
            <text:p>61.45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01101310701</text:p>
          </table:table-cell>
          <table:table-cell office:value-type="string" calcext:value-type="string">
            <text:p>199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7704" calcext:value-type="float">
            <text:p>60.87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01101310701</text:p>
          </table:table-cell>
          <table:table-cell office:value-type="string" calcext:value-type="string">
            <text:p>199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6872" calcext:value-type="float">
            <text:p>60.31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01101310701</text:p>
          </table:table-cell>
          <table:table-cell office:value-type="string" calcext:value-type="string">
            <text:p>198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01101310701</text:p>
          </table:table-cell>
          <table:table-cell office:value-type="string" calcext:value-type="string">
            <text:p>1935-08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1" meta:object-count="0"/>
    <meta:user-defined meta:name="AppVersion">3.0</meta:user-defined>
  </office:meta>
</office:document-meta>
</file>